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65cf" officeooo:paragraph-rsid="000165cf"/>
    </style:style>
    <style:style style:name="P2" style:family="paragraph" style:parent-style-name="Standard">
      <style:text-properties fo:font-size="11pt" officeooo:rsid="000165cf" officeooo:paragraph-rsid="000165cf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M : Compilation</text:p>
      <text:p text:style-name="P1">Exercice 0 :</text:p>
      <text:p text:style-name="P1">Exercice 1 :</text:p>
      <text:p text:style-name="P1">Exercice 2</text:p>
      <text:p text:style-name="P1">1 )</text:p>
      <text:p text:style-name="P2">#lang racket/base</text:p>
      <text:p text:style-name="P2"/>
      <text:p text:style-name="P2">(require racket/port)</text:p>
      <text:p text:style-name="P2">(require parser-tools/lex</text:p>
      <text:p text:style-name="P2"><text:s text:c="9"/>(prefix-in : parser-tools/lex-sre))</text:p>
      <text:p text:style-name="P2"/>
      <text:p text:style-name="P2">(define first-lexer</text:p>
      <text:p text:style-name="P2"><text:s text:c="2"/>(lexer</text:p>
      <text:p text:style-name="P2"><text:s text:c="3"/>((eof) <text:s text:c="10"/>'Eof)</text:p>
      <text:p text:style-name="P2"><text:s text:c="3"/>(whitespace <text:s text:c="5"/>(first-lexer input-port))</text:p>
      <text:p text:style-name="P2"><text:s text:c="3"/>((:+ alphabetic) lexeme)</text:p>
      <text:p text:style-name="P2"><text:s text:c="3"/>(any-char <text:s text:c="7"/>'Error)))</text:p>
      <text:p text:style-name="P2">(call-with-input-string "Est-ce que ça marche ?" first-lexe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6:13:07.776239265</meta:creation-date>
    <dc:date>2019-09-27T16:17:20.232506908</dc:date>
    <meta:editing-duration>PT4M13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42" meta:character-count="374" meta:non-whitespace-character-count="303"/>
  </office:meta>
</office:document-meta>
</file>